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size="15pt" style:font-size-asian="15pt" style:font-size-complex="15pt"/>
    </style:style>
    <style:style style:name="T1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6" style:parent-style-name="Основнойшрифтабзаца" style:family="text">
      <style:text-properties fo:font-size="15pt" style:font-size-asian="15pt" style:font-size-complex="15pt"/>
    </style:style>
    <style:style style:name="T1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8" style:parent-style-name="Основнойшрифтабзаца" style:family="text">
      <style:text-properties fo:font-size="15pt" style:font-size-asian="15pt" style:font-size-complex="15pt"/>
    </style:style>
    <style:style style:name="T1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0" style:parent-style-name="Основнойшрифтабзаца" style:family="text">
      <style:text-properties fo:font-size="15pt" style:font-size-asian="15pt" style:font-size-complex="15pt"/>
    </style:style>
    <style:style style:name="P2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2" style:parent-style-name="Обычный" style:family="paragraph">
      <style:text-properties fo:font-size="15pt" style:font-size-asian="15pt" style:font-size-complex="15pt"/>
    </style:style>
    <style:style style:name="T2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24" style:parent-style-name="Основнойшрифтабзаца" style:family="text">
      <style:text-properties fo:font-size="15pt" style:font-size-asian="15pt" style:font-size-complex="15pt"/>
    </style:style>
    <style:style style:name="P2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6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7" style:parent-style-name="Обычный" style:family="paragraph">
      <style:paragraph-properties fo:text-align="end"/>
    </style:style>
    <style:style style:name="P2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9" style:parent-style-name="Обычный" style:family="paragraph">
      <style:paragraph-properties fo:text-align="end"/>
    </style:style>
    <style:style style:name="P30" style:parent-style-name="Обычный" style:family="paragraph">
      <style:paragraph-properties fo:text-align="center"/>
    </style:style>
    <style:style style:name="T3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4" style:parent-style-name="Обычный" style:family="paragraph">
      <style:paragraph-properties fo:text-align="center"/>
    </style:style>
    <style:style style:name="T3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6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7" style:parent-style-name="Обычный" style:family="paragraph">
      <style:paragraph-properties fo:text-align="center"/>
    </style:style>
    <style:style style:name="T3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45" style:parent-style-name="Обычный" style:family="paragraph">
      <style:paragraph-properties fo:text-align="center"/>
    </style:style>
    <style:style style:name="T4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7" style:parent-style-name="Основнойшрифтабзаца" style:family="text">
      <style:text-properties fo:font-weight="bold" style:font-weight-asian="bold" style:font-weight-complex="bold"/>
    </style:style>
    <style:style style:name="T4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2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5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5" style:parent-style-name="Обычный" style:family="paragraph">
      <style:paragraph-properties fo:text-align="end"/>
      <style:text-properties fo:language="en" fo:country="US"/>
    </style:style>
    <style:style style:name="P56" style:parent-style-name="Обычный" style:family="paragraph">
      <style:text-properties fo:font-weight="bold" style:font-weight-asian="bold" style:font-weight-complex="bold" fo:language="en" fo:country="US"/>
    </style:style>
    <style:style style:name="T5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63" style:parent-style-name="Обычный" style:family="paragraph">
      <style:paragraph-properties fo:text-align="end"/>
    </style:style>
    <style:style style:name="T6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65" style:parent-style-name="Обычный" style:family="paragraph">
      <style:paragraph-properties fo:text-align="end"/>
    </style:style>
    <style:style style:name="T6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67" style:parent-style-name="Обычный" style:family="paragraph">
      <style:paragraph-properties fo:text-align="end"/>
      <style:text-properties fo:language="en" fo:country="US"/>
    </style:style>
    <style:style style:name="P68" style:parent-style-name="Обычный" style:family="paragraph">
      <style:paragraph-properties fo:text-align="end"/>
      <style:text-properties fo:language="en" fo:country="US"/>
    </style:style>
    <style:style style:name="P69" style:parent-style-name="Обычный" style:family="paragraph">
      <style:paragraph-properties fo:text-align="end"/>
    </style:style>
    <style:style style:name="P70" style:parent-style-name="Обычный" style:family="paragraph">
      <style:paragraph-properties fo:text-align="center"/>
    </style:style>
    <style:style style:name="T7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73" style:parent-style-name="Обычный" style:family="paragraph">
      <style:paragraph-properties fo:text-align="end"/>
    </style:style>
    <style:style style:name="P74" style:parent-style-name="Обычный" style:family="paragraph">
      <style:paragraph-properties fo:text-align="end"/>
      <style:text-properties fo:language="en" fo:country="US"/>
    </style:style>
    <style:style style:name="P75" style:parent-style-name="Обычный" style:family="paragraph">
      <style:paragraph-properties fo:text-align="end"/>
      <style:text-properties fo:language="en" fo:country="US"/>
    </style:style>
    <style:style style:name="P76" style:parent-style-name="Обычный" style:family="paragraph">
      <style:paragraph-properties fo:text-align="end"/>
    </style:style>
    <style:style style:name="P77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78" style:parent-style-name="Обычный" style:family="paragraph">
      <style:paragraph-properties fo:text-align="end"/>
      <style:text-properties fo:language="en" fo:country="US"/>
    </style:style>
    <style:style style:name="P79" style:parent-style-name="Обычный" style:family="paragraph">
      <style:paragraph-properties fo:text-align="end"/>
      <style:text-properties fo:language="en" fo:country="US"/>
    </style:style>
    <style:style style:name="P80" style:parent-style-name="Обычный" style:family="paragraph">
      <style:paragraph-properties fo:text-align="end"/>
    </style:style>
    <style:style style:name="P8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8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86" style:parent-style-name="Обычный" style:family="paragraph">
      <style:paragraph-properties fo:background-color="#000000"/>
    </style:style>
    <style:style style:name="T8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88" style:parent-style-name="Основнойшрифтабзаца" style:family="text">
      <style:text-properties fo:font-size="15pt" style:font-size-asian="15pt" style:font-size-complex="15pt"/>
    </style:style>
    <style:style style:name="T8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0" style:parent-style-name="Основнойшрифтабзаца" style:family="text">
      <style:text-properties fo:font-size="15pt" style:font-size-asian="15pt" style:font-size-complex="15pt"/>
    </style:style>
    <style:style style:name="T91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2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3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9" style:parent-style-name="Основнойшрифтабзаца" style:family="text">
      <style:text-properties fo:font-size="15pt" style:font-size-asian="15pt" style:font-size-complex="15pt"/>
    </style:style>
    <style:style style:name="T10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P101" style:parent-style-name="Обычный" style:family="paragraph">
      <style:text-properties fo:font-size="15pt" style:font-size-asian="15pt" style:font-size-complex="15pt" fo:language="en" fo:country="US"/>
    </style:style>
    <style:style style:name="T10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08" style:parent-style-name="Обычный" style:family="paragraph">
      <style:text-properties fo:font-size="15pt" style:font-size-asian="15pt" style:font-size-complex="15pt" fo:language="en" fo:country="US"/>
    </style:style>
    <style:style style:name="P109" style:parent-style-name="Обычный" style:family="paragraph">
      <style:text-properties fo:font-size="15pt" style:font-size-asian="15pt" style:font-size-complex="15pt" fo:language="en" fo:country="US"/>
    </style:style>
    <style:style style:name="T110" style:parent-style-name="Основнойшрифтабзаца" style:family="text">
      <style:text-properties fo:font-size="15pt" style:font-size-asian="15pt" style:font-size-complex="15pt"/>
    </style:style>
    <style:style style:name="T111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2" style:parent-style-name="Основнойшрифтабзаца" style:family="text">
      <style:text-properties fo:font-size="15pt" style:font-size-asian="15pt" style:font-size-complex="15pt"/>
    </style:style>
    <style:style style:name="T113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P114" style:parent-style-name="Обычный" style:family="paragraph">
      <style:text-properties fo:font-size="15pt" style:font-size-asian="15pt" style:font-size-complex="15pt" fo:language="en" fo:country="US"/>
    </style:style>
    <style:style style:name="P115" style:parent-style-name="Обычный" style:family="paragraph">
      <style:text-properties fo:font-size="15pt" style:font-size-asian="15pt" style:font-size-complex="15pt" fo:language="en" fo:country="US"/>
    </style:style>
    <style:style style:name="T11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P117" style:parent-style-name="Обычный" style:family="paragraph">
      <style:text-properties fo:font-size="15pt" style:font-size-asian="15pt" style:font-size-complex="15pt" fo:language="en" fo:country="US"/>
    </style:style>
    <style:style style:name="T11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9" style:parent-style-name="Основнойшрифтабзаца" style:family="text">
      <style:text-properties fo:font-size="15pt" style:font-size-asian="15pt" style:font-size-complex="15pt"/>
    </style:style>
    <style:style style:name="T120" style:parent-style-name="Основнойшрифтабзаца" style:family="text">
      <style:text-properties fo:font-size="15pt" style:font-size-asian="15pt" style:font-size-complex="15pt"/>
    </style:style>
    <style:style style:name="P121" style:parent-style-name="Обычный" style:family="paragraph">
      <style:text-properties fo:font-size="15pt" style:font-size-asian="15pt" style:font-size-complex="15pt"/>
    </style:style>
    <style:style style:name="P122" style:parent-style-name="Обычный" style:family="paragraph">
      <style:text-properties fo:font-size="15pt" style:font-size-asian="15pt" style:font-size-complex="15pt"/>
    </style:style>
    <style:style style:name="P123" style:parent-style-name="Обычный" style:family="paragraph">
      <style:text-properties fo:font-size="15pt" style:font-size-asian="15pt" style:font-size-complex="15pt"/>
    </style:style>
    <style:style style:name="P124" style:parent-style-name="Обычный" style:family="paragraph">
      <style:text-properties fo:font-size="15pt" style:font-size-asian="15pt" style:font-size-complex="15pt"/>
    </style:style>
    <style:style style:name="P125" style:parent-style-name="Обычный" style:family="paragraph">
      <style:text-properties fo:font-size="15pt" style:font-size-asian="15pt" style:font-size-complex="15pt"/>
    </style:style>
    <style:style style:name="P126" style:parent-style-name="Обычный" style:family="paragraph">
      <style:text-properties fo:font-size="15pt" style:font-size-asian="15pt" style:font-size-complex="15pt"/>
    </style:style>
    <style:style style:name="P127" style:parent-style-name="Обычный" style:family="paragraph">
      <style:text-properties fo:font-size="15pt" style:font-size-asian="15pt" style:font-size-complex="15pt"/>
    </style:style>
    <style:style style:name="P128" style:parent-style-name="Обычный" style:family="paragraph">
      <style:text-properties fo:font-size="15pt" style:font-size-asian="15pt" style:font-size-complex="15pt"/>
    </style:style>
    <style:style style:family="graphic" style:name="a20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5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3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Студент группы ИС-27 Поповян А.Д.</text:p>
      <text:p text:style-name="P2"/>
      <text:p text:style-name="P3">Практическое занятие № 2</text:p>
      <text:p text:style-name="Обычный"><text:span text:style-name="T4">Тема:<text:s/></text:span><text:span text:style-name="T5">Составление программ циклической в<text:s/></text:span><text:span text:style-name="T6">IDE</text:span><text:span text:style-name="T7"><text:s/></text:span><text:span text:style-name="T8">PyCharm</text:span><text:span text:style-name="T9"><text:s/></text:span><text:span text:style-name="T10">Community</text:span><text:span text:style-name="T11">.</text:span></text:p>
      <text:p text:style-name="Обычный"><text:span text:style-name="T12">Цель:<text:s/></text:span><text:span text:style-name="T13">закрепить усвоенные знания, понятия, алгоритмы, основные принципы составления программ, приобрести<text:s/></text:span><text:span text:style-name="T14">навыки составление программ линейный структуры в<text:s/></text:span><text:span text:style-name="T15">IDE</text:span><text:span text:style-name="T16"><text:s/></text:span><text:span text:style-name="T17">PyCharm</text:span><text:span text:style-name="T18"><text:s/></text:span><text:span text:style-name="T19">Community</text:span><text:span text:style-name="T20">.</text:span></text:p>
      <text:p text:style-name="P21">Постановка задачи.</text:p>
      <text:p text:style-name="P22">Дано целое число. Если оно является положительным, то прибавить к нему 1; в противном случае вычесть из него 2. Вывести полученное число.</text:p>
      <text:p text:style-name="Обычный"><text:span text:style-name="T23">Тип алгоритма:</text:span><text:span text:style-name="T24"><text:s/>линейный.</text:span></text:p>
      <text:p text:style-name="P25">Блок-схема алгоритма:</text:p>
      <text:p text:style-name="P26"/>
      <text:p text:style-name="P27"/>
      <text:p text:style-name="P28"><text:bookmark-start text:name="_Hlk180321472"/></text:p>
      <text:p text:style-name="P29"/>
      <text:p text:style-name="P30"><draw:custom-shape svg:x="2.21806in" svg:y="-0.26042in" svg:width="2.05903in" svg:height="0.78681in" draw:z-index="251662336" draw:id="id0" draw:style-name="a0" draw:name="Фигура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31">Начало</text:span></text:p>
      <text:p text:style-name="P32"/>
      <text:p text:style-name="Обычный"><draw:connector draw:type="line" svg:x1="3.25556in" svg:y1="0.04514in" svg:x2="3.24653in" svg:y2="0.47153in" draw:z-index="251663360" draw:id="id1" draw:style-name="a1" draw:name="Линия 7" text:anchor-type="paragraph"><svg:title/><svg:desc/></draw:connector></text:p>
      <text:p text:style-name="P33"/>
      <text:p text:style-name="P34"><draw:custom-shape svg:x="0in" svg:y="0.01181in" svg:width="1.93264in" svg:height="0.32292in" draw:z-index="251660288" draw:id="id2" draw:style-name="a2" draw:name="Фигура 7" text:anchor-type="paragraph"><svg:title/><svg:desc/><draw:enhanced-geometry draw:type="non-primitive" svg:viewBox="0 0 21600 21600" draw:enhanced-path="M 0 0 L 21600 0 21600 21600 0 21600 Z N"/></draw:custom-shape><text:span text:style-name="T35">Ввод x</text:span></text:p>
      <text:p text:style-name="Обычный"><text:bookmark-end text:name="_Hlk180321472"/><draw:connector draw:type="line" svg:x1="0in" svg:y1="0.10139in" svg:x2="0in" svg:y2="0.54931in" draw:z-index="251661312" draw:id="id3" draw:style-name="a3" draw:name="Линия 6" text:anchor-type="paragraph"><svg:title/><svg:desc/></draw:connector></text:p>
      <text:p text:style-name="P36"/>
      <text:p text:style-name="Обычный"><draw:custom-shape svg:x="0in" svg:y="0.07708in" svg:width="3.45903in" svg:height="0.5625in" draw:z-index="251659264" draw:id="id4" draw:style-name="a4" draw:name="Фигура 1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37"><text:span text:style-name="T38"><draw:connector draw:type="line" svg:x1="1.52639in" svg:y1="0.01597in" svg:x2="0.38125in" svg:y2="0.53611in" draw:z-index="251664384" draw:id="id5" draw:style-name="a5" draw:name="Прямая соединительная линия 1" text:anchor-type="paragraph"><svg:title/><svg:desc/></draw:connector></text:span><text:span text:style-name="T39">x</text:span><text:span text:style-name="T40"><text:s/>=<text:s/></text:span><text:span text:style-name="T41">int</text:span><text:span text:style-name="T42">(</text:span><text:span text:style-name="T43">input</text:span><text:span text:style-name="T44">(«Введите число:»))</text:span></text:p>
      <text:p text:style-name="Обычный"><draw:custom-shape svg:x="-0.42083in" svg:y="0.23472in" svg:width="1.33264in" svg:height="0.69792in" draw:z-index="251665408" draw:id="id6" draw:style-name="a6" draw:name="Блок-схема: решение 2" text:anchor-type="paragraph"><svg:title/><svg:desc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p>
      <text:p text:style-name="P45"><text:span text:style-name="T46"><draw:custom-shape svg:x="2.74444in" svg:y="0.03194in" svg:width="1.30139in" svg:height="0.625in" draw:z-index="251667456" draw:id="id7" draw:style-name="a7" draw:name="Блок-схема: решение 4" text:anchor-type="paragraph"><svg:title/><svg:desc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/text:p>
      <text:p text:style-name="Обычный"><text:span text:style-name="T47"><draw:connector draw:type="line" svg:x1="5.84653in" svg:y1="0.11806in" svg:x2="5.79722in" svg:y2="0.82639in" draw:z-index="251674624" draw:id="id8" draw:style-name="a8" draw:name="Прямая соединительная линия 5" text:anchor-type="paragraph"><svg:title/><svg:desc/></draw:connector></text:span><text:span text:style-name="T48"><draw:connector draw:type="line" svg:x1="4.02708in" svg:y1="0.15972in" svg:x2="5.84931in" svg:y2="0.11042in" draw:z-index="251672576" draw:id="id9" draw:style-name="a9" draw:name="Прямая соединительная линия 3" text:anchor-type="paragraph"><svg:title/><svg:desc/></draw:connector></text:span><text:span text:style-name="T49"><draw:connector draw:type="line" svg:x1="0.92292in" svg:y1="0.20903in" svg:x2="2.74514in" svg:y2="0.15972in" draw:z-index="251666432" draw:id="id10" draw:style-name="a10" draw:name="Прямая соединительная линия 3" text:anchor-type="paragraph"><svg:title/><svg:desc/></draw:connector></text:span><text:span text:style-name="T50">X</text:span><text:span text:style-name="T51"><text:s/>&lt; 0</text:span><text:span text:style-name="T52"><text:s text:c="52"/></text:span><text:span text:style-name="T53">X</text:span><text:span text:style-name="T54"><text:s/>&gt; 0</text:span></text:p>
      <text:p text:style-name="P55"/>
      <text:p text:style-name="Обычный"><draw:connector draw:type="line" svg:x1="3.40139in" svg:y1="0.00972in" svg:x2="3.38125in" svg:y2="0.41597in" draw:z-index="251670528" draw:id="id11" draw:style-name="a11" draw:name="Прямая соединительная линия 5" text:anchor-type="paragraph"><svg:title/><svg:desc/></draw:connector><draw:connector draw:type="line" svg:x1="0.25556in" svg:y1="0.07014in" svg:x2="0.23542in" svg:y2="0.47639in" draw:z-index="251668480" draw:id="id12" draw:style-name="a12" draw:name="Прямая соединительная линия 5" text:anchor-type="paragraph"><svg:title/><svg:desc/></draw:connector></text:p>
      <text:p text:style-name="P56"><text:s text:c="8"/>YES <text:s text:c="66"/>YES <text:s text:c="50"/>NO</text:p>
      <text:p text:style-name="Обычный"><draw:custom-shape svg:x="4.89167in" svg:y="0.01181in" svg:width="1.69792in" svg:height="0.5625in" draw:z-index="251680768" draw:id="id13" draw:style-name="a13" draw:name="Фигура 1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0in" svg:y="0.03264in" svg:width="1.35417in" svg:height="0.5625in" draw:z-index="251678720" draw:id="id14" draw:style-name="a14" draw:name="Фигура 1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-0.14931in" svg:y="0.07431in" svg:width="1.35417in" svg:height="0.5625in" draw:z-index="251676672" draw:id="id15" draw:style-name="a15" draw:name="Фигура 1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Обычный"><text:span text:style-name="T57">print( x + 1) <text:s text:c="31"/>print( x – 2)</text:span><text:span text:style-name="T58"><text:s text:c="23"/>print(“</text:span><text:span text:style-name="T59">Число</text:span><text:span text:style-name="T60">0</text:span><text:span text:style-name="T61">”)</text:span><text:span text:style-name="T62"><text:s/></text:span></text:p>
      <text:p text:style-name="P63"><draw:connector draw:type="line" svg:x1="3.35694in" svg:y1="0.14305in" svg:x2="3.30764in" svg:y2="0.90347in" draw:z-index="251684864" draw:id="id16" draw:style-name="a16" draw:name="Прямая соединительная линия 5" text:anchor-type="paragraph"><svg:title/><svg:desc/></draw:connector><text:span text:style-name="T64"><draw:connector draw:type="line" svg:x1="3.87083in" svg:y1="1.08333in" svg:x2="5.80764in" svg:y2="0.14306in" draw:z-index="251686912" draw:id="id17" draw:style-name="a17" draw:name="Прямая соединительная линия 3" text:anchor-type="paragraph"><svg:title/><svg:desc/></draw:connector></text:span></text:p>
      <text:p text:style-name="P65"><text:span text:style-name="T66"><draw:connector draw:type="line" svg:x1="0.23542in" svg:y1="0.03472in" svg:x2="2.65208in" svg:y2="0.87847in" draw:z-index="251682816" draw:id="id18" draw:style-name="a18" draw:name="Прямая соединительная линия 3" text:anchor-type="paragraph"><svg:title/><svg:desc/></draw:connector></text:span></text:p>
      <text:p text:style-name="P67"/>
      <text:p text:style-name="P68"/>
      <text:p text:style-name="P69"><draw:custom-shape svg:x="2.67292in" svg:y="0.09514in" svg:width="1.20833in" svg:height="0.40625in" draw:z-index="251688960" draw:id="id19" draw:style-name="a19" draw:name="Фигура 7" text:anchor-type="paragraph"><svg:title/><svg:desc/><draw:enhanced-geometry draw:type="non-primitive" svg:viewBox="0 0 21600 21600" draw:enhanced-path="M 0 0 L 21600 0 21600 21600 0 21600 Z N"/></draw:custom-shape></text:p>
      <text:p text:style-name="P70"><text:span text:style-name="T71">Вывод<text:s/></text:span><text:span text:style-name="T72">x</text:span></text:p>
      <text:p text:style-name="P73"><draw:connector draw:type="line" svg:x1="3.29792in" svg:y1="0.08056in" svg:x2="3.34722in" svg:y2="0.60139in" draw:z-index="251691008" draw:id="id20" draw:style-name="a20" draw:name="Линия 6" text:anchor-type="paragraph"><svg:title/><svg:desc/></draw:connector></text:p>
      <text:p text:style-name="P74"/>
      <text:p text:style-name="P75"/>
      <text:p text:style-name="P76"><draw:custom-shape svg:x="2.61042in" svg:y="0.00556in" svg:width="1.33333in" svg:height="0.60417in" draw:z-index="251693056" draw:id="id21" draw:style-name="a21" draw:name="Фигура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77">Конец</text:p>
      <text:p text:style-name="P78"/>
      <text:p text:style-name="P79"/>
      <text:p text:style-name="P80">Студент группы ИС-27 Поповян А.Д.</text:p>
      <text:p text:style-name="P81"/>
      <text:p text:style-name="Обычный"><text:span text:style-name="T82">Текст</text:span><text:span text:style-name="T83"><text:s/></text:span><text:span text:style-name="T84">программы</text:span><text:span text:style-name="T85">:</text:span></text:p>
      <text:p text:style-name="P86"><text:span text:style-name="T87">x = int(input("</text:span><text:span text:style-name="T88">Введите</text:span><text:span text:style-name="T89"><text:s/></text:span><text:span text:style-name="T90">число</text:span><text:span text:style-name="T91">:<text:s/></text:span><text:span text:style-name="T92">"))</text:span><text:span text:style-name="T93"><text:line-break/></text:span><text:span text:style-name="T94">if x &lt; 0: print(x + 1)</text:span><text:span text:style-name="T95"><text:line-break/></text:span><text:span text:style-name="T96">if x &gt; 0: print(x - 2)</text:span><text:span text:style-name="T97"><text:line-break/></text:span><text:span text:style-name="T98">if x == 0: print("</text:span><text:span text:style-name="T99">Число</text:span><text:span text:style-name="T100"><text:s/>0")</text:span></text:p>
      <text:p text:style-name="P101"/>
      <text:p text:style-name="Обычный"><text:span text:style-name="T102">Протокол</text:span><text:span text:style-name="T103"><text:s/></text:span><text:span text:style-name="T104">работы</text:span><text:span text:style-name="T105"><text:s/></text:span><text:span text:style-name="T106">программы</text:span><text:span text:style-name="T107">:</text:span></text:p>
      <text:p text:style-name="P108">1)</text:p>
      <text:p text:style-name="P109">C:\Users\Admin\AppData\Local\Programs\Python\Python312\python.exe C:\Users\Admin\PopovyanPr\Pz_3\Pz_3_2.py<text:s/></text:p>
      <text:p text:style-name="Обычный"><text:span text:style-name="T110">Введите</text:span><text:span text:style-name="T111"><text:s/></text:span><text:span text:style-name="T112">число</text:span><text:span text:style-name="T113">: 4213</text:span></text:p>
      <text:p text:style-name="P114">4211</text:p>
      <text:p text:style-name="P115"/>
      <text:p text:style-name="Обычный"><text:span text:style-name="T116">Process finished with exit code 0</text:span></text:p>
      <text:p text:style-name="P117"/>
      <text:p text:style-name="Обычный"><text:span text:style-name="T118">Вывод:<text:s/></text:span><text:span text:style-name="T119">в процессе выполнения практического занятия выработал(а) навыки составления программ линейный структуры в IDE PyCharm Community. Были использованы языковые конструкции if. Выполнены разработка кода, отладка, тестирование, оптимизация<text:s/></text:span></text:p>
      <text:p text:style-name="Обычный"><text:span text:style-name="T120">программного кода. Готовые программные коды выложены на GitHub.</text:span></text:p>
      <text:p text:style-name="P121"/>
      <text:p text:style-name="P122"><text:s text:c="12"/></text:p>
      <text:p text:style-name="P123"/>
      <text:p text:style-name="P124"/>
      <text:p text:style-name="P125"/>
      <text:p text:style-name="P126"/>
      <text:p text:style-name="P127"/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имволконцевойсноски" style:display-name="Символ концевой сноски" style:family="text"/>
    <style:style style:name="Привязкаконцевойсноски" style:display-name="Привязка концевой сноски" style:family="text">
      <style:text-properties style:text-position="super 66.6%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line-height="100%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ton Boyarshinov</meta:initial-creator>
    <dc:creator>Артём Поповян</dc:creator>
    <meta:creation-date>2008-09-02T15:39:00Z</meta:creation-date>
    <dc:date>2024-10-20T14:12:00Z</dc:date>
    <meta:template xlink:href="Normal" xlink:type="simple"/>
    <meta:editing-cycles>17</meta:editing-cycles>
    <meta:editing-duration>PT4680S</meta:editing-duration>
    <meta:user-defined meta:name="Поле 1"/>
    <meta:user-defined meta:name="Поле 2"/>
    <meta:user-defined meta:name="Поле 3"/>
    <meta:user-defined meta:name="Поле 4"/>
    <meta:document-statistic meta:page-count="1" meta:paragraph-count="3" meta:word-count="238" meta:character-count="1593" meta:row-count="11" meta:non-whitespace-character-count="1358"/>
  </office:meta>
</office:document-meta>
</file>